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subtitle">
      <style:graphic-properties draw:fill-color="#ffffff" fo:min-height="16.255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subtitle">
      <style:graphic-properties draw:fill-color="#ffffff" fo:min-height="12.179cm"/>
    </style:style>
    <style:style style:name="P1" style:family="paragraph">
      <style:text-properties style:font-size-asian="32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style:font-size-asian="3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/>
    </style:style>
    <style:style style:name="T5" style:family="text">
      <style:text-properties fo:color="#00ff00"/>
    </style:style>
    <style:style style:name="T6" style:family="text">
      <style:text-properties fo:color="#0000ff"/>
    </style:style>
    <style:style style:name="T7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第４回　UNIX V6 読書会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前回までのあらすじ<text:line-break/></text:p>
                <text:list>
                  <text:list-item>
                    <text:p>本書を読み進めるにあたって</text:p>
                  </text:list-item>
                  <text:list-item>
                    <text:p>第 II 部　プロセスまとめ<text:line-break/></text:p>
                    <text:list>
                      <text:list-item>
                        <text:p>プロセス概要</text:p>
                      </text:list-item>
                      <text:list-item>
                        <text:p>プロセスの制御</text:p>
                      </text:list-item>
                      <text:list-item>
                        <text:p>スワッピング（第３回の内容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2">
        <draw:frame presentation:style-name="pr4" draw:layer="layout" svg:width="25.199cm" svg:height="16.255cm" svg:x="1.4cm" svg:y="0.837cm" presentation:class="subtitle">
          <draw:text-box>
            <text:p>ひとまず、試験おつかれさまでした。<text:line-break/><text:line-break/>m(_ _)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0">
        <draw:frame presentation:style-name="pr5" draw:layer="layout" svg:width="25.199cm" svg:height="3.506cm" svg:x="1.4cm" svg:y="0.837cm" presentation:class="title">
          <draw:text-box>
            <text:p>テーマ　：　前回までのあらすじ</text:p>
          </draw:text-box>
        </draw:frame>
        <draw:frame presentation:style-name="pr6" draw:text-style-name="P1" draw:layer="layout" svg:width="24.639cm" svg:height="12.179cm" svg:x="1.4cm" svg:y="4.914cm" presentation:class="subtitle">
          <draw:text-box>
            <text:p><text:span text:style-name="T1">大事（そう）なところだけ抜粋します</text:span></text:p>
            <text:p><text:span text:style-name="T1"/></text:p>
            <text:p><text:span text:style-name="T1"/></text:p>
            <text:p><text:span text:style-name="T1">※</text:span><text:span text:style-name="T1">　意見には個人差があります</text:span></text:p>
            <text:p><text:span text:style-name="T1"/></text:p>
            <text:p><text:span text:style-name="T1">※</text:span><text:span text:style-name="T1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本書を読み進めるにあたって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本書を読み進めるにあたって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sm が難しくて一人で勉強してると ぅっ になる<text:line-break/></text:p>
              </text:list-item>
              <text:list-item>
                <text:p>C 言語も vintage なフォーマットなので<text:line-break/>油断ならない<text:line-break/></text:p>
              </text:list-item>
              <text:list-item>
                <text:p>変数の使いまわし、アタリマエ。</text:p>
                <text:list>
                  <text:list-item>
                    <text:p>この時代はメモリをケチることこそ正義！（？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はじめの一歩としてはこちらが参考になりました</text:p>
                <text:list>
                  <text:list-item>
                    <text:p><text:a xlink:href="http://ja.wikipedia.org/wiki/PDP-11" xlink:type="simple">http://ja.wikipedia.org/wiki/PDP-11</text:a></text:p>
                    <text:list>
                      <text:list-item>
                        <text:p>5.2 アドレッシングモード</text:p>
                        <text:list>
                          <text:list-item>
                            <text:p>ひとまず 5.2.3 の SP の分だけでも押さえておく </text:p>
                          </text:list-item>
                        </text:list>
                      </text:list-item>
                      <text:list-item>
                        <text:p>5.3 命令セット<text:line-break/></text:p>
                      </text:list-item>
                    </text:list>
                  </text:list-item>
                  <text:list-item>
                    <text:p>給与を得る立場になったらぜひ<text:line-break/>「ジミー・ウェールズ氏からのお願い」<text:line-break/>を聞いてあげてください。<text:line-break/></text:p>
                  </text:list-item>
                </text:list>
              </text:list-item>
              <text:list-item>
                <text:p>ここに無い情報は official を参照</text:p>
                <text:list>
                  <text:list-item>
                    <text:p>"UNIX assembler reference manual"<text:line-break/>でググると pdf が出てきます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分岐命令 (Bxx) と分岐先について</text:p>
                <text:list>
                  <text:list-item>
                    <text:p>BR <text:tab/>1f</text:p>
                    <text:list>
                      <text:list-item>
                        <text:p>無条件で下方の "1:" に分岐<text:line-break/></text:p>
                      </text:list-item>
                    </text:list>
                  </text:list-item>
                  <text:list-item>
                    <text:p>BEC(= BCC) <text:tab/>2f</text:p>
                    <text:list>
                      <text:list-item>
                        <text:p>演算結果が桁あふれありなら下方の "2:" に分岐<text:line-break/></text:p>
                      </text:list-item>
                      <text:list-item>
                        <text:p>"f" は "forward"、 "b" は "backward"。</text:p>
                      </text:list-item>
                      <text:list-item>
                        <text:p>一般的なラベル（loop, call, 等）とは扱いが異なる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要点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16 bit プロセッサ</text:p>
                <text:list>
                  <text:list-item>
                    <text:p>1 ワードは 16 bit</text:p>
                  </text:list-item>
                </text:list>
              </text:list-item>
              <text:list-item>
                <text:p>Unibus は 18 bit</text:p>
                <text:list>
                  <text:list-item>
                    <text:p>18 bit アドレスで、メモリは 2^18 = 256 KB。</text:p>
                  </text:list-item>
                </text:list>
              </text:list-item>
              <text:list-item>
                <text:p>PSW (Processor Status Word)</text:p>
                <text:list>
                  <text:list-item>
                    <text:p>カーネルモードとユーザーモード</text:p>
                  </text:list-item>
                </text:list>
              </text:list-item>
              <text:list-item>
                <text:p>汎用レジスタ</text:p>
              </text:list-item>
              <text:list-item>
                <text:p>MMU(SR0, SR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ここからプロセスのお話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5" draw:layer="layout" svg:width="6cm" svg:height="4.6cm" svg:x="21cm" svg:y="9.4cm">
          <text:p text:style-name="P4"><text:span text:style-name="T2">1 </text:span><text:span text:style-name="T2">プロセスにつき</text:span><text:span text:style-name="T2"><text:line-break/></text:span><text:span text:style-name="T2">それぞれ </text:span><text:span text:style-name="T2">1 </text:span><text:span text:style-name="T2">つずつ</text:span></text:p>
          <text:p text:style-name="P4"><text:span text:style-name="T2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アドレス空間</text:p>
                <text:list>
                  <text:list-item>
                    <text:p>物理アドレス : 先述の通り 18 bit (256 KB)<text:line-break/></text:p>
                  </text:list-item>
                  <text:list-item>
                    <text:p>仮想アドレス : 16 bit (64 KB)</text:p>
                    <text:list>
                      <text:list-item>
                        <text:p>仮想アドレス空間はプロセス毎に存在し、<text:line-break/>管理は APR (PAR + PDR) でしている。</text:p>
                      </text:list-item>
                      <text:list-item>
                        <text:p>APR はカーネル用とユーザー用が別個に存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の制御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P.60</text:p>
                <text:list>
                  <text:list-item>
                    <text:p>『自分の子プロセスを探すには（中略）<text:line-break/>自分を指しているものを探す必要がある。』（？）</text:p>
                    <text:list>
                      <text:list-item>
                        <text:p>fork() からの戻り値が子プロセスの pid では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fork() の内部処理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ource/s4/fork.s</text:p>
                <text:list>
                  <text:list-item>
                    <text:p>_fork: が C ライブラリの fork() に相当</text:p>
                  </text:list-item>
                  <text:list-item>
                    <text:p>sys<text:tab/>fork<text:line-break/>によってカーネルモードにスイッチ</text:p>
                  </text:list-item>
                </text:list>
              </text:list-item>
              <text:list-item>
                <text:p>sys/ken.c の fork() ← カーネル内の fork()</text:p>
                <text:list>
                  <text:list-item>
                    <text:p>newproc()</text:p>
                    <text:list>
                      <text:list-item>
                        <text:p>親プロセスには 0 が返る</text:p>
                      </text:list-item>
                      <text:list-item>
                        <text:p>子プロセスには 1 が返る ← 本日のハマリポイント（後述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newpro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この関数の戻り値は 0</text:p>
              </text:list-item>
              <text:list-item>
                <text:p>しかし子プロセスからコールした場合には<text:line-break/>1 が戻る不思議<text:line-break/></text:p>
              </text:list-item>
              <text:list-item>
                <text:p>この話は一旦 pending されて<text:line-break/>まずは親子のコンテキストスイッチの話へ<text:line-break/> → 3.3 実行プロセスの切り替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lee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引数</text:p>
                <text:list>
                  <text:list-item>
                    <text:p>1.<text:tab/>wait 中のリソースのアドレス</text:p>
                  </text:list-item>
                  <text:list-item>
                    <text:p>2. 実行優先度</text:p>
                    <text:list>
                      <text:list-item>
                        <text:p>＋値なら SWAIT（シグナル受ける）に</text:p>
                      </text:list-item>
                      <text:list-item>
                        <text:p>－値なら SSLEEP（シグナル無視）に<text:line-break/></text:p>
                      </text:list-item>
                    </text:list>
                  </text:list-item>
                </text:list>
              </text:list-item>
              <text:list-item>
                <text:p>swtch() を呼ぶ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wtch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最も優先度の高い SRUN のプロセスを実行する</text:p>
              </text:list-item>
              <text:list-item>
                <text:p>誰もいない場合は idle() を呼び出す</text:p>
              </text:list-item>
              <text:list-item>
                <text:p>runrun</text:p>
                <text:list>
                  <text:list-item>
                    <text:p>実行中のプロセスよりも高い優先度のプロセスが<text:line-break/>存在する場合にセットされる。</text:p>
                  </text:list-item>
                  <text:list-item>
                    <text:p>しかし setpri() の制御がバグっている（影響度は？）</text:p>
                  </text:list-item>
                </text:list>
              </text:list-item>
              <text:list-item>
                <text:p>ここで 1 を返すことで子プロセスに 1 が返る</text:p>
                <text:list>
                  <text:list-item>
                    <text:p>スタックの挙動を知らないのが許されるのは<text:line-break/>小学生までだよね（震え声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UNIX V6 におけるスタックの流れ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まずは Wikipedia の 5.2.3 を復讐</text:p>
                <text:list>
                  <text:list-item>
                    <text:p><text:a xlink:href="http://ja.wikipedia.org/wiki/PDP-11" xlink:type="simple">http://ja.wikipedia.org/wiki/PDP-11</text:a><text:line-break/></text:p>
                  </text:list-item>
                </text:list>
              </text:list-item>
              <text:list-item>
                <text:p>何度も P.78 ～ 82 を読み返す。<text:line-break/></text:p>
              </text:list-item>
              <text:list-item>
                <text:p>cret も押さえてお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avu(), retu(), aretu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なるほどわから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優先度と setpr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値が低いほど優先度が高い<text:line-break/></text:p>
              </text:list-item>
              <text:list-item>
                <text:p>値の最大値 127 で<text:line-break/>ユーザープロセスは 100 以降</text:p>
                <text:list>
                  <text:list-item>
                    <text:p>負値のプロセスは SSLEEP 状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keu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leep(), setrun() などから実行<text:line-break/></text:p>
              </text:list-item>
              <text:list-item>
                <text:p>引数と同じリソースを持つプロセスを<text:line-break/>setrun() で実行可能状態にする</text:p>
                <text:list>
                  <text:list-item>
                    <text:p>w_chan : sleep している理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etrun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プロセス実行状態を SRUN にする人</text:p>
                <text:list>
                  <text:list-item>
                    <text:p>ところで、プロセス実行状態定義の中には<text:line-break/>「実行中」状態の定義が無いですね。</text:p>
                    <text:list>
                      <text:list-item>
                        <text:p>u.u_procp で分かるから不要ということかも<text:line-break/></text:p>
                      </text:list-item>
                    </text:list>
                  </text:list-item>
                </text:list>
              </text:list-item>
              <text:list-item>
                <text:p>wakeup() は親関数であり子関数</text:p>
                <text:list>
                  <text:list-item>
                    <text:p>実行可能にするプロセスがスワップアウト中で<text:line-break/>スワップインするプロセスが無い場合</text:p>
                    <text:list>
                      <text:list-item>
                        <text:p>スワップインすべきかもしれないので<text:line-break/>「スケジューラを起こす」</text:p>
                        <text:list>
                          <text:list-item>
                            <text:p>この時、wakeup(&amp;runout); が呼ばれる。<text:line-break/>これが「スケジューラを起こす」ことになる？（詳しくは第４章？）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グラムファイルのフォーマット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ヘッダの定義</text:p>
              </text:list-item>
              <text:list-item>
                <text:p>なお、Linux の file コマンドで普通に識別します。<text:line-break/><text:line-break/>$ file unix<text:line-break/>unix: PDP-11 executable not stripped<text:line-break/><text:line-break/>$ hexdump -C unix | head -n 1<text:line-break/><text:span text:style-name="T3">00000000 <text:s/>07 01 08 5b 20 07 72 3c <text:s/>d4 0d 00 00 …</text:span><text:line-break/><text:line-break/>0x0107 = 0001 0000 0111<text:line-break/><text:tab/><text:tab/><text:tab/><text:tab/> 100 000 111 = 04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e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20x64 Byte のスタックを確保し、<text:line-break/>足りなくなったら自動的に拡張される。</text:p>
              </text:list-item>
              <text:list-item>
                <text:p>この段階で exec() を学ぶには知識が足りない。<text:line-break/>（負けイベント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exe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exec() 以降の関数相関図</text:p>
                <text:list>
                  <text:list-item>
                    <text:p>exec()</text:p>
                    <text:list>
                      <text:list-item>
                        <text:p>readi()<text:tab/><text:tab/><text:tab/>: 実行するコマンドを読み出し</text:p>
                      </text:list-item>
                      <text:list-item>
                        <text:p>estabur()<text:tab/><text:tab/><text:tab/>: APR を更新</text:p>
                        <text:list>
                          <text:list-item>
                            <text:p>sureg()<text:tab/><text:tab/><text:tab/><text:tab/>: 更新されたAPR を H/W に反映</text:p>
                          </text:list-item>
                        </text:list>
                      </text:list-item>
                      <text:list-item>
                        <text:p>expand()<text:tab/><text:tab/><text:tab/>: データセグメントの拡大／縮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read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ファイルの内容を読み出す</text:p>
              </text:list-item>
              <text:list-item>
                <text:p>第 10 章で登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stabur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user 構造体上の APR 情報を更新する</text:p>
              </text:list-item>
              <text:list-item>
                <text:p>Text と Data は同じ番号の APR で管理される</text:p>
              </text:list-item>
              <text:list-item>
                <text:p>図 3.15</text:p>
              </text:list-item>
              <text:list-item>
                <text:p>最後に sureg() を呼び出し H/W APR を更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ureg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メモリ（user 構造体）に保持された APR 情報を<text:line-break/>H/W の APR に反映する</text:p>
              </text:list-item>
              <text:list-item>
                <text:p>UISA と… UDSA ?</text:p>
                <text:list>
                  <text:list-item>
                    <text:p>コード中には UISD って書いてあるけど？</text:p>
                  </text:list-item>
                </text:list>
              </text:list-item>
              <text:list-item>
                <text:p>/usr/sys/seg.h に全部あった</text:p>
                <text:list>
                  <text:list-item>
                    <text:p>USID <text:tab/>0177600</text:p>
                    <text:list>
                      <text:list-item>
                        <text:p>first user I-space descriptor register</text:p>
                      </text:list-item>
                    </text:list>
                  </text:list-item>
                  <text:list-item>
                    <text:p>UISA <text:tab/>0177640</text:p>
                    <text:list>
                      <text:list-item>
                        <text:p>first user I-space address register</text:p>
                      </text:list-item>
                    </text:list>
                  </text:list-item>
                  <text:list-item>
                    <text:p>UDSA<text:tab/>0177660</text:p>
                    <text:list>
                      <text:list-item>
                        <text:p>first user D-space address regi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4T19">
        <draw:frame presentation:style-name="pr1" draw:layer="layout" svg:width="25.199cm" svg:height="3.506cm" svg:x="1.4cm" svg:y="0.837cm" presentation:class="title">
          <draw:text-box>
            <text:p>つまりこう？</text:p>
          </draw:text-box>
        </draw:frame>
        <draw:custom-shape draw:style-name="gr4" draw:text-style-name="P4" draw:layer="layout" svg:width="23.4cm" svg:height="14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1.8cm" svg:height="1.8cm" svg:x="3cm" svg:y="7.5cm">
          <text:p text:style-name="P4">U<text:span text:style-name="T4">I</text:span>S<text:span text:style-name="T5">D</text:span> (0177600) : P<text:span text:style-name="T5">D</text:span>R[0] – [7] <text:span text:style-name="T4">for 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1.8cm" svg:height="1.8cm" svg:x="3cm" svg:y="10.9cm">
          <text:p text:style-name="P4">(U<text:span text:style-name="T6">D</text:span>S<text:span text:style-name="T5">D</text:span>) (0177620) : P<text:span text:style-name="T5">D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1.8cm" svg:height="1.8cm" svg:x="3cm" svg:y="14.3cm">
          <text:p text:style-name="P4">U<text:span text:style-name="T4">I</text:span>S<text:span text:style-name="T7">A</text:span> (0177640) : P<text:span text:style-name="T7">A</text:span>R[0] – [7] <text:span text:style-name="T4">for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1.8cm" svg:height="1.8cm" svg:x="3cm" svg:y="17.7cm">
          <text:p text:style-name="P4">U<text:span text:style-name="T6">D</text:span>S<text:span text:style-name="T7">A</text:span> (0177660) : P<text:span text:style-name="T7">A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cm" svg:height="0.934cm" svg:x="2.6cm" svg:y="6.066cm">
          <draw:text-box>
            <text:p text:style-name="P4">APR</text:p>
          </draw:text-box>
        </draw:frame>
        <draw:frame draw:style-name="gr8" draw:layer="layout" svg:width="0.502cm" svg:height="1.161cm" svg:x="26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pan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拡大／縮小を行う</text:p>
              </text:list-item>
              <text:list-item>
                <text:p>後で出てくる sbreak() からも呼ばれ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プロセスの終了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の終了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/text:p>
                <text:list>
                  <text:list-item>
                    <text:p>「プロセス」という単語を抜いて書いたら<text:line-break/>人の親として耐えられない文章になったので<text:line-break/>書きません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色々な後始末を行う</text:p>
              </text:list-item>
              <text:list-item>
                <text:p>孫は親ではなく init プロセスの子に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子の処理完了を待ち、リソースの解放を行う。</text:p>
              </text:list-item>
              <text:list-item>
                <text:p>子の数だけ wait() 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break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中の .data / .bss 領域を<text:line-break/>拡張／縮小</text:p>
              </text:list-item>
              <text:list-item>
                <text:p>C ライブラリの malloc() などから呼ばれ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map 構造体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物理メモリ／スワップ領域の<text:line-break/>空き領域のアドレス／サイズ管理用</text:p>
                <text:list>
                  <text:list-item>
                    <text:p>malloc() で出てくるアレ</text:p>
                    <text:list>
                      <text:list-item>
                        <text:p>coremap[] : 64 Byte （APR の最小管理単位）</text:p>
                      </text:list-item>
                      <text:list-item>
                        <text:p>swapmap[] : 512 Byte （ブロック単位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malloc () / mfree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mfree() はただ解放するだけでなく、<text:line-break/>空きエリアの結合も行う。</text:p>
                <text:list>
                  <text:list-item>
                    <text:p>解放したエリアの前後も free の場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最後に swap について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che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なぜ sched() がスワッピングの章なのか<text:line-break/></text:p>
              </text:list-item>
              <text:list-item>
                <text:p>やっていること</text:p>
                <text:list>
                  <text:list-item>
                    <text:p>長く寝てる人はスワップイン対象にする</text:p>
                  </text:list-item>
                  <text:list-item>
                    <text:p>長く起きてる人はスワップアウト対象にする</text:p>
                  </text:list-item>
                  <text:list-item>
                    <text:p>ただし細かい条件あり<text:line-break/></text:p>
                  </text:list-item>
                </text:list>
              </text:list-item>
              <text:list-item>
                <text:p>in/out の対象者がいたら</text:p>
                <text:list>
                  <text:list-item>
                    <text:p>found1 でスワップアウト</text:p>
                  </text:list-item>
                  <text:list-item>
                    <text:p>found2 でスワップイ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swa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スワップアウトを行う<text:line-break/></text:p>
              </text:list-item>
              <text:list-item>
                <text:p>テキストセグメントは共有されている<text:line-break/>ので、メモリ上のプログラムからの参照数<text:line-break/>(x_ccount) を減らすだけ。<text:line-break/></text:p>
                <text:list>
                  <text:list-item>
                    <text:p>ファイルヘッダ 0407 のプログラムはテキスト<text:line-break/>セグメント非共有のはずだが、特に記載は無い。<text:line-break/>ただ共有数が 1 なだけとして同じように扱われる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テキストセグメント共有について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テキストセグメントは共有されている<text:line-break/>（ファイルヘッダ 0411 のプログラムの場合）<text:line-break/></text:p>
              </text:list-item>
              <text:list-item>
                <text:p>メモリ上の全てのプログラムから参照されなく<text:line-break/>なった（x_ccount == 0）らスワップアウトされる。<text:line-break/></text:p>
              </text:list-item>
              <text:list-item>
                <text:p>スワップアウト中のも含め全てのプログラムから<text:line-break/>参照されなくなった（x_count == 0）ら<text:line-break/>text[] エントリからも消され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alloc() / xfree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ocal 変数</text:p>
                <text:list>
                  <text:list-item>
                    <text:p>xp : text pointer</text:p>
                    <text:list>
                      <text:list-item>
                        <text:p>text 構造体 (P.136)</text:p>
                      </text:list-item>
                    </text:list>
                  </text:list-item>
                  <text:list-item>
                    <text:p>rp : buffer poi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EOP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Appendix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エミュレーターで動かそう</text:p>
                <text:list>
                  <text:list-item>
                    <text:p>手っ取り早いのは magoroku15 さんの BSD2.9</text:p>
                  </text:list-item>
                  <text:list-item>
                    <text:p>ノスタルジックな動作しやがる…（知らんけど）<text:line-break/></text:p>
                  </text:list-item>
                </text:list>
              </text:list-item>
              <text:list-item>
                <text:p>私のメモはこちらに書いてます</text:p>
                <text:list>
                  <text:list-item>
                    <text:p><text:a xlink:href="http://titanpad.com/yawFZJH0EW" xlink:type="simple">http://titanpad.com/yawFZJH0EW</text:a></text:p>
                  </text:list-item>
                  <text:list-item>
                    <text:p>何なりとご自由に記入してくださいま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09-07T01:57:13</dc:date>
    <dc:creator>kei </dc:creator>
    <meta:editing-duration>PT14H21M48S</meta:editing-duration>
    <meta:editing-cycles>159</meta:editing-cycles>
    <meta:document-statistic meta:object-count="198"/>
  </office:meta>
</office:document-meta>
</file>